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OXJFGM+TimesNewRomanPSMT" svg:font-family="OXJFGM+TimesNewRomanPS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4" style:family="paragraph" style:parent-style-name="Standard" style:list-style-name="L1">
      <style:text-properties fo:color="#000000" style:font-name="OXJFGM+TimesNewRomanPSMT" fo:font-size="10pt" fo:font-weight="normal" style:font-name-asian="OXJFGM+TimesNewRomanPSMT" style:font-size-asian="10pt" style:font-weight-asian="normal" style:font-name-complex="OXJFGM+TimesNewRomanPSMT" style:font-size-complex="10pt" style:font-weight-complex="normal"/>
    </style:style>
    <style:style style:name="P5" style:family="paragraph" style:parent-style-name="Standard">
      <style:text-properties fo:color="#000000" style:font-name="Liberation Serif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Liberation Serif" fo:font-size="12pt" style:font-name-asian="OXJFGM+TimesNewRomanPSMT" style:font-size-asian="12pt" style:font-name-complex="OXJFGM+TimesNewRomanPSMT" style:font-size-complex="12pt"/>
    </style:style>
    <style:style style:name="P7" style:family="paragraph" style:parent-style-name="Standard">
      <style:paragraph-properties style:text-autospace="non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style:text-autospace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style:text-autospace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name-asian="OXJFGM+TimesNewRomanPSMT" style:font-weight-asian="normal" style:font-name-complex="OXJFGM+TimesNewRomanPSM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ff00"/>
    </style:style>
    <style:style style:name="T5" style:family="text">
      <style:text-properties fo:color="#00ff00" fo:font-weight="normal" style:font-name-asian="OXJFGM+TimesNewRomanPSMT" style:font-weight-asian="normal" style:font-name-complex="OXJFGM+TimesNewRomanPSMT" style:font-weight-complex="normal"/>
    </style:style>
    <style:style style:name="T6" style:family="text">
      <style:text-properties fo:color="#000000" fo:font-weight="normal" style:font-name-asian="OXJFGM+TimesNewRomanPSMT" style:font-weight-asian="normal" style:font-name-complex="OXJFGM+TimesNewRomanPSMT" style:font-weight-complex="normal"/>
    </style:style>
    <style:style style:name="T7" style:family="text">
      <style:text-properties fo:font-weight="normal" style:font-name-asian="OXJFGM+TimesNewRomanPSMT" style:font-weight-asian="normal" style:font-name-complex="OXJFGM+TimesNewRomanPSMT" style:font-weight-complex="normal"/>
    </style:style>
    <style:style style:name="T8" style:family="text">
      <style:text-properties style:font-name-asian="OXJFGM+TimesNewRomanPSMT" style:font-name-complex="OXJFGM+TimesNewRomanPSM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ACM Administrative Meeting Minutes</text:p>
      <text:p text:style-name="Standard"><text:tab/><text:tab/><text:tab/><text:tab/>October 5<text:span text:style-name="T1">th</text:span>, 2010</text:p>
      <text:p text:style-name="P1">Roll Call:</text:p>
      <text:p text:style-name="Standard">President – Present</text:p>
      <text:p text:style-name="Standard">Vice-President-Present</text:p>
      <text:p text:style-name="Standard">Treasurer-Present</text:p>
      <text:p text:style-name="Standard">Secretary-Present</text:p>
      <text:p text:style-name="Standard">AESB Rep – Do not remember</text:p>
      <text:p text:style-name="Standard">Historian- Present</text:p>
      <text:p text:style-name="Standard">Event Chair-Present</text:p>
      <text:p text:style-name="Standard">Fundraising Char – Present</text:p>
      <text:p text:style-name="Standard">Membership Chair-Present</text:p>
      <text:p text:style-name="Standard">Webmaster-Present</text:p>
      <text:p text:style-name="Standard">Company Liaison -Present</text:p>
      <text:p text:style-name="Standard">Office Tech – Present</text:p>
      <text:p text:style-name="Standard">Librarian-Present</text:p>
      <text:p text:style-name="Standard">Vendor-Present </text:p>
      <text:p text:style-name="Standard"/>
      <text:p text:style-name="Standard">Faculty Adviser-Present</text:p>
      <text:p text:style-name="Standard"><text:line-break/><text:span text:style-name="T3">First Duty:</text:span></text:p>
      <text:list xml:id="list1789989635" text:style-name="L1">
        <text:list-item>
          <text:p text:style-name="P2">Approve last weeks minutes-&gt; <text:span text:style-name="T4">Past</text:span></text:p>
        </text:list-item>
        <text:list-item>
          <text:p text:style-name="P3">Announcement at Bolsa Chica.</text:p>
        </text:list-item>
        <text:list-item>
          <text:p text:style-name="P3">ACM Want to be involved in e-week (Perhaps establishing a committee for e-week</text:p>
        </text:list-item>
        <text:list-item>
          <text:p text:style-name="P3">A brief discussion about e-life: Be a mentor. </text:p>
        </text:list-item>
        <text:list-item>
          <text:p text:style-name="P3">AISES is having a car wash fundraiser. </text:p>
        </text:list-item>
        <text:list-item>
          <text:p text:style-name="P4">ACM General Body Meetings</text:p>
        </text:list-item>
        <text:list-item>
          <text:p text:style-name="P4">Future General Meeting Topics:</text:p>
        </text:list-item>
      </text:list>
      <text:p text:style-name="P6"><text:tab/><text:tab/>i. Hector Parra: Distributed Revision Control with Git &amp; GitHub</text:p>
      <text:p text:style-name="P6"><text:tab/><text:tab/> <text:s text:c="2"/>Wednesday, October 20, 2010 at 12:00 PM in ENG2-105</text:p>
      <text:p text:style-name="P6"><text:tab/><text:tab/>ii. Tony Pompei: Information Technology in Medicine</text:p>
      <text:p text:style-name="P7"><text:span text:style-name="T8"><text:tab/><text:tab/> <text:s text:c="2"/>Wednesday, December 1, 2010 at 12:00 PM in ENG2-105</text:span></text:p>
      <text:p text:style-name="P7"><text:span text:style-name="T8"/></text:p>
      <text:p text:style-name="P8"><text:span text:style-name="T8">Officer Reports: </text:span></text:p>
      <text:p text:style-name="P8"><text:span text:style-name="T7"><text:tab/>President: I am tired, I have an exam at 1:00 PM, this meeting will be brief.</text:span></text:p>
      <text:p text:style-name="P8"><text:span text:style-name="T7"><text:tab/>Vice-President: I am going to help the office tech reformat the ACM machines.</text:span></text:p>
      <text:p text:style-name="P8"><text:span text:style-name="T7"><text:tab/>Treasurer: Working on the grant.</text:span></text:p>
      <text:p text:style-name="P8"><text:span text:style-name="T7"><text:tab/>Secretary: I have an exam too...</text:span></text:p>
      <text:p text:style-name="P8"><text:span text:style-name="T7"><text:tab/>Event Coordinator: I have an exam as well. Completed the event charter for the rockband event. <text:s/><text:tab/><text:tab/><text:tab/> <text:s text:c="7"/>See you guys at the beach!</text:span></text:p>
      <text:p text:style-name="P8"><text:span text:style-name="T7"><text:tab/>Fundraiser Chair: Fundraiser event at Avenue 3 Oct 25</text:span><text:span text:style-name="T2">th</text:span><text:span text:style-name="T7">, Monday. </text:span></text:p>
      <text:p text:style-name="P8"><text:span text:style-name="T7"><text:tab/>Historian: Fill the dropbox with pictures from different ACM events.</text:span></text:p>
      <text:p text:style-name="P8"><text:span text:style-name="T7"><text:tab/>Membership Chair: I have a lot to talk about but we do not have much time today so I will save <text:tab/><text:tab/><text:tab/> <text:s text:c="8"/>it for a later time. </text:span></text:p>
      <text:p text:style-name="P8"><text:span text:style-name="T7"><text:tab/>Office Tech: Going to work on reformatting the computers with the vice-president. </text:span></text:p>
      <text:p text:style-name="P8"><text:span text:style-name="T7"><text:tab/>Recruitment Char: Making more fliers and asking the Historian for assistance. </text:span></text:p>
      <text:p text:style-name="P8"><text:span text:style-name="T7"><text:tab/>Librarian: Discussing about the progress of the stamps. <text:line-break/></text:span><text:soft-page-break/><text:span text:style-name="T7"><text:tab/>Vendor: Support ACM by buying our snacks.</text:span></text:p>
      <text:p text:style-name="P8"><text:span text:style-name="T7"/></text:p>
      <text:p text:style-name="P8"><text:span text:style-name="T7"><text:tab/>Webmaster: Updated the ACM website and set up accounts for all officers for the Google apps <text:tab/><text:tab/><text:tab/> <text:s text:c="8"/>page.</text:span></text:p>
      <text:p text:style-name="P8"><text:span text:style-name="T7"/></text:p>
      <text:p text:style-name="P8"><text:span text:style-name="T8">Project Report:</text:span></text:p>
      <text:p text:style-name="P8"><text:span text:style-name="T8"><text:tab/></text:span><text:span text:style-name="T7">Helping Hands: Meeting tomorrow </text:span></text:p>
      <text:p text:style-name="P8"><text:span text:style-name="T7"/></text:p>
      <text:p text:style-name="P8"><text:span text:style-name="T7"><text:tab/>iOs: Meeting with Christine.</text:span></text:p>
      <text:p text:style-name="P8"><text:span text:style-name="T7"><text:tab/></text:span></text:p>
      <text:p text:style-name="P8"><text:span text:style-name="T7"><text:tab/>VA: Upgrading the graphics object and switching to subversion. <text:s/>Still thinking about <text:s text:c="2"/><text:tab/><text:tab/><text:tab/> <text:s text:c="6"/>implementing a database. <text:s/></text:span></text:p>
      <text:p text:style-name="P8"><text:span text:style-name="T7"><text:tab/></text:span></text:p>
      <text:p text:style-name="P8"><text:span text:style-name="T7"><text:tab/>Project Mamo: Need web programmers </text:span></text:p>
      <text:p text:style-name="P8"><text:span text:style-name="T7"/></text:p>
      <text:p text:style-name="P8"><text:span text:style-name="T7"><text:tab/>E-week committee: Needs to be established.</text:span></text:p>
      <text:p text:style-name="P8"><text:span text:style-name="T7"/></text:p>
      <text:p text:style-name="P8"><text:span text:style-name="T8">Events:</text:span></text:p>
      <text:list xml:id="list1551705926" text:style-name="L3">
        <text:list-item>
          <text:p text:style-name="P10"><text:span text:style-name="T8">Women @ The Beach</text:span></text:p>
        </text:list-item>
      </text:list>
      <text:p text:style-name="P9"><text:span text:style-name="T8"/></text:p>
      <text:p text:style-name="P8"><text:span text:style-name="T8">Purchases:</text:span></text:p>
      <text:p text:style-name="P8"><text:span text:style-name="T8"><text:tab/></text:span><text:span text:style-name="T7">Need the approval of the voting membership. </text:span></text:p>
      <text:p text:style-name="P8"><text:span text:style-name="T7"><text:tab/>Sal: First to Approve -</text:span><text:span text:style-name="T5">Passed</text:span></text:p>
      <text:p text:style-name="P8"><text:span text:style-name="T7"><text:tab/>Speak the second: Alex Ortiz -</text:span><text:span text:style-name="T5">Passed</text:span></text:p>
      <text:p text:style-name="P8"><text:span text:style-name="T7"><text:tab/>Alex: Please note that we need to keep the receipt and tax stuff for the grant.</text:span></text:p>
      <text:p text:style-name="P8"><text:span text:style-name="T7"/></text:p>
      <text:p text:style-name="P8"><text:span text:style-name="T7"><text:tab/>President: Planning to use $500 from the ACM's account and from his wallet. </text:span></text:p>
      <text:p text:style-name="P8"><text:span text:style-name="T7"><text:tab/></text:span></text:p>
      <text:p text:style-name="P8"><text:span text:style-name="T7"><text:tab/>Vote to get an iMac: </text:span><text:span text:style-name="T5">Passed</text:span></text:p>
      <text:p text:style-name="P8"><text:span text:style-name="T7"><text:tab/>13-Yes <text:s text:c="3"/>1-No</text:span></text:p>
      <text:p text:style-name="P8"><text:span text:style-name="T7"><text:line-break/></text:span><text:span text:style-name="T8">Closing Comment: </text:span></text:p>
      <text:p text:style-name="P8"><text:span text:style-name="T7"><text:tab/>President: Next meeting next Wednesday! </text:span></text:p>
      <text:p text:style-name="P8"><text:span text:style-name="T7"/></text:p>
      <text:p text:style-name="P8"><text:span text:style-name="T7"><text:tab/><text:tab/><text:tab/><text:tab/>Meeting Adjourned 12:33 PM</text:span></text:p>
      <text:p text:style-name="P8"><text:span text:style-name="T7"><text:tab/></text:span></text:p>
      <text:p text:style-name="P8"><text:span text:style-name="T7"><text:tab/></text:span></text:p>
      <text:p text:style-name="P8"><text:span text:style-name="T7"><text:tab/></text:span></text:p>
      <text:p text:style-name="P8"><text:span text:style-name="T7"><text:tab/></text:span></text:p>
      <text:p text:style-name="P9"><text:span text:style-name="T8"/></text:p>
      <text:p text:style-name="P7"><text:span text:style-name="T6"><text:tab/></text:span>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OXJFGM+TimesNewRomanPSMT" svg:font-family="OXJFGM+TimesNewRomanPS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06T14:34:34</meta:creation-date>
    <dc:date>2010-10-06T14:56:19</dc:date>
    <meta:editing-duration>PT00H15M2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70" meta:word-count="404" meta:character-count="2633"/>
  </office:meta>
</office:document-meta>
</file>